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2.5cm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0.5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stroke="none" draw:fill="none" fo:min-height="0.4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style:font-name="Liberation Mono1"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Liberation Mono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cm" svg:height="2cm" svg:x="9cm" svg:y="2cm">
          <text:p text:style-name="P1">Spotify</text:p>
          <text:p text:style-name="P1">Accounts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cm" svg:height="2cm" svg:x="9cm" svg:y="7.94cm">
          <text:p text:style-name="P1">Hosts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3cm" svg:height="2cm" svg:x="14cm" svg:y="24cm">
          <text:p text:style-name="P1">Songs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3cm" svg:height="2cm" svg:x="14cm" svg:y="16cm">
          <text:p text:style-name="P1">Rooms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3cm" svg:height="2cm" svg:x="4cm" svg:y="16cm">
          <text:p text:style-name="P1">Voters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2cm" svg:height="2cm" svg:x="9.5cm" svg:y="5cm">
          <text:p text:style-name="P2"><text:span text:style-name="T1">hav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13" draw:id="id13" draw:layer="layout" svg:width="2cm" svg:height="2cm" svg:x="7cm" svg:y="11.94cm">
          <text:p text:style-name="P1"><text:span text:style-name="T1">ar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4" draw:id="id4" draw:layer="layout" svg:width="2cm" svg:height="2cm" svg:x="12cm" svg:y="11.94cm">
          <text:p text:style-name="P1"><text:span text:style-name="T1">hos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8" draw:id="id8" draw:layer="layout" svg:width="2cm" svg:height="2cm" svg:x="4.5cm" svg:y="20cm">
          <text:p text:style-name="P1"><text:span text:style-name="T1">cast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9" draw:id="id9" draw:layer="layout" svg:width="2cm" svg:height="2cm" svg:x="14.5cm" svg:y="20cm">
          <text:p text:style-name="P1"><text:span text:style-name="T1">play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3" xml:id="id7" draw:id="id7" draw:layer="layout" svg:width="2cm" svg:height="2cm" svg:x="9.4cm" svg:y="16cm">
          <text:p text:style-name="P1"><text:span text:style-name="T2">occupy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svg:x1="10.5cm" svg:y1="4cm" svg:x2="10.5cm" svg:y2="5cm" draw:start-shape="id1" draw:start-glue-point="2" draw:end-shape="id2" draw:end-glue-point="4" svg:d="M10500 4000v1000" svg:viewBox="0 0 1 1001">
          <text:p/>
        </draw:connector>
        <draw:connector draw:style-name="gr3" draw:text-style-name="P1" draw:layer="layout" svg:x1="10.5cm" svg:y1="7cm" svg:x2="10.5cm" svg:y2="7.94cm" draw:start-shape="id2" draw:start-glue-point="6" draw:end-shape="id3" draw:end-glue-point="0" svg:d="M10500 7000v940" svg:viewBox="0 0 1 941">
          <text:p/>
        </draw:connector>
        <draw:connector draw:style-name="gr3" draw:text-style-name="P1" draw:layer="layout" svg:x1="12cm" svg:y1="8.94cm" svg:x2="13cm" svg:y2="11.94cm" draw:start-shape="id3" draw:start-glue-point="1" draw:end-shape="id4" draw:end-glue-point="4" svg:d="M12000 8940h1000v3000" svg:viewBox="0 0 1001 3001">
          <text:p/>
        </draw:connector>
        <draw:connector draw:style-name="gr3" draw:text-style-name="P1" draw:layer="layout" svg:x1="14cm" svg:y1="12.94cm" svg:x2="15.5cm" svg:y2="16cm" draw:start-shape="id4" draw:start-glue-point="7" draw:end-shape="id5" svg:d="M14000 12940h1500v3060" svg:viewBox="0 0 1501 3061">
          <text:p/>
        </draw:connector>
        <draw:connector draw:style-name="gr3" draw:text-style-name="P1" draw:layer="layout" svg:x1="7cm" svg:y1="17cm" svg:x2="9.4cm" svg:y2="17cm" draw:start-shape="id6" draw:start-glue-point="1" draw:end-shape="id7" draw:end-glue-point="5" svg:d="M7000 17000h2400" svg:viewBox="0 0 2401 1">
          <text:p/>
        </draw:connector>
        <draw:connector draw:style-name="gr3" draw:text-style-name="P1" draw:layer="layout" svg:x1="11.4cm" svg:y1="17cm" svg:x2="14cm" svg:y2="17cm" draw:start-shape="id7" draw:start-glue-point="7" draw:end-shape="id5" draw:end-glue-point="3" svg:d="M11400 17000h2600" svg:viewBox="0 0 2601 1">
          <text:p/>
        </draw:connector>
        <draw:connector draw:style-name="gr3" draw:text-style-name="P1" draw:layer="layout" svg:x1="5.5cm" svg:y1="18cm" svg:x2="5.5cm" svg:y2="20cm" draw:start-shape="id6" draw:start-glue-point="2" draw:end-shape="id8" draw:end-glue-point="4" svg:d="M5500 18000v2000" svg:viewBox="0 0 1 2001">
          <text:p/>
        </draw:connector>
        <draw:connector draw:style-name="gr3" draw:text-style-name="P1" draw:layer="layout" svg:x1="15.5cm" svg:y1="18cm" svg:x2="15.5cm" svg:y2="20cm" draw:start-shape="id5" draw:start-glue-point="2" draw:end-shape="id9" draw:end-glue-point="4" svg:d="M15500 18000v2000" svg:viewBox="0 0 1 2001">
          <text:p/>
        </draw:connector>
        <draw:connector draw:style-name="gr3" draw:text-style-name="P1" draw:layer="layout" svg:x1="5.5cm" svg:y1="22cm" svg:x2="5.5cm" svg:y2="24cm" draw:start-shape="id8" draw:start-glue-point="6" draw:end-shape="id10" draw:end-glue-point="0" svg:d="M5500 22000v2000" svg:viewBox="0 0 1 2001">
          <text:p/>
        </draw:connector>
        <draw:connector draw:style-name="gr3" draw:text-style-name="P1" draw:layer="layout" svg:x1="15.5cm" svg:y1="24cm" svg:x2="15.5cm" svg:y2="22cm" draw:start-shape="id11" draw:start-glue-point="0" draw:end-shape="id9" draw:end-glue-point="6" svg:d="M15500 24000v-2000" svg:viewBox="0 0 1 2001">
          <text:p/>
        </draw:connector>
        <draw:custom-shape draw:style-name="gr1" draw:text-style-name="P1" xml:id="id10" draw:id="id10" draw:layer="layout" svg:width="3cm" svg:height="2cm" svg:x="4cm" svg:y="24cm">
          <text:p text:style-name="P1">Votes</text:p>
          <draw:enhanced-geometry svg:viewBox="0 0 21600 21600" draw:type="rectangle" draw:enhanced-path="M 0 0 L 21600 0 21600 21600 0 21600 0 0 Z N"/>
        </draw:custom-shape>
        <draw:custom-shape draw:style-name="gr2" draw:text-style-name="P2" xml:id="id12" draw:id="id12" draw:layer="layout" svg:width="2cm" svg:height="2cm" svg:x="9.5cm" svg:y="24cm">
          <text:p text:style-name="P1"><text:span text:style-name="T1">have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svg:x1="7cm" svg:y1="25cm" svg:x2="9.5cm" svg:y2="25cm" draw:start-shape="id10" draw:start-glue-point="1" draw:end-shape="id12" draw:end-glue-point="5" svg:d="M7000 25000h2500" svg:viewBox="0 0 2501 1">
          <text:p/>
        </draw:connector>
        <draw:connector draw:style-name="gr3" draw:text-style-name="P1" draw:layer="layout" svg:x1="11.5cm" svg:y1="25cm" svg:x2="14cm" svg:y2="25cm" draw:start-shape="id12" draw:start-glue-point="7" draw:end-shape="id11" draw:end-glue-point="3" svg:d="M11500 25000h2500" svg:viewBox="0 0 2501 1">
          <text:p/>
        </draw:connector>
        <draw:connector draw:style-name="gr4" draw:text-style-name="P4" draw:layer="layout" svg:x1="9cm" svg:y1="8.94cm" svg:x2="8cm" svg:y2="11.94cm" draw:start-shape="id3" draw:start-glue-point="3" draw:end-shape="id13" svg:d="M9000 8940h-1000v3000" svg:viewBox="0 0 1001 3001">
          <text:p/>
        </draw:connector>
        <draw:connector draw:style-name="gr4" draw:text-style-name="P5" draw:layer="layout" svg:x1="7cm" svg:y1="12.94cm" svg:x2="5.5cm" svg:y2="16cm" draw:start-shape="id13" draw:start-glue-point="5" draw:end-shape="id6" draw:end-glue-point="0" svg:d="M7000 12940h-1500v3060" svg:viewBox="0 0 1501 3061">
          <text:p/>
        </draw:connector>
        <draw:frame draw:style-name="gr5" draw:text-style-name="P4" draw:layer="layout" svg:width="0.756cm" svg:height="0.73cm" svg:x="7.244cm" svg:y="11.37cm">
          <draw:text-box>
            <text:p text:style-name="P1"><text:span text:style-name="T3">1</text:span></text:p>
          </draw:text-box>
        </draw:frame>
        <draw:frame draw:style-name="gr5" draw:text-style-name="P4" draw:layer="layout" svg:width="0.756cm" svg:height="0.73cm" svg:x="6.344cm" svg:y="12.3cm">
          <draw:text-box>
            <text:p text:style-name="P1"><text:span text:style-name="T3">1</text:span></text:p>
          </draw:text-box>
        </draw:frame>
        <draw:frame draw:style-name="gr5" draw:text-style-name="P4" draw:layer="layout" svg:width="0.756cm" svg:height="0.73cm" svg:x="12.944cm" svg:y="11.37cm">
          <draw:text-box>
            <text:p text:style-name="P1"><text:span text:style-name="T3">1</text:span></text:p>
          </draw:text-box>
        </draw:frame>
        <draw:frame draw:style-name="gr5" draw:text-style-name="P4" draw:layer="layout" svg:width="0.756cm" svg:height="0.73cm" svg:x="13.844cm" svg:y="12.27cm">
          <draw:text-box>
            <text:p text:style-name="P1"><text:span text:style-name="T3">1</text:span></text:p>
          </draw:text-box>
        </draw:frame>
        <draw:frame draw:style-name="gr5" draw:text-style-name="P4" draw:layer="layout" svg:width="0.756cm" svg:height="0.73cm" svg:x="10.5cm" svg:y="6.77cm">
          <draw:text-box>
            <text:p text:style-name="P1"><text:span text:style-name="T3">1</text:span></text:p>
          </draw:text-box>
        </draw:frame>
        <draw:frame draw:style-name="gr5" draw:text-style-name="P4" draw:layer="layout" svg:width="0.756cm" svg:height="0.73cm" svg:x="10.5cm" svg:y="4.4cm">
          <draw:text-box>
            <text:p text:style-name="P1"><text:span text:style-name="T3">1</text:span></text:p>
          </draw:text-box>
        </draw:frame>
        <draw:frame draw:style-name="gr5" draw:text-style-name="P4" draw:layer="layout" svg:width="0.756cm" svg:height="0.73cm" svg:x="11.3cm" svg:y="16.27cm">
          <draw:text-box>
            <text:p text:style-name="P1"><text:span text:style-name="T3">1</text:span></text:p>
          </draw:text-box>
        </draw:frame>
        <draw:frame draw:style-name="gr5" draw:text-style-name="P4" draw:layer="layout" svg:width="0.756cm" svg:height="0.73cm" svg:x="8.644cm" svg:y="16.27cm">
          <draw:text-box>
            <text:p text:style-name="P1"><text:span text:style-name="T3">M</text:span></text:p>
          </draw:text-box>
        </draw:frame>
        <draw:frame draw:style-name="gr5" draw:text-style-name="P4" draw:layer="layout" svg:width="0.756cm" svg:height="0.73cm" svg:x="5.5cm" svg:y="21.97cm">
          <draw:text-box>
            <text:p text:style-name="P1"><text:span text:style-name="T3">M</text:span></text:p>
          </draw:text-box>
        </draw:frame>
        <draw:frame draw:style-name="gr5" draw:text-style-name="P4" draw:layer="layout" svg:width="0.756cm" svg:height="0.73cm" svg:x="5.5cm" svg:y="19.3cm">
          <draw:text-box>
            <text:p text:style-name="P1"><text:span text:style-name="T3">1</text:span></text:p>
          </draw:text-box>
        </draw:frame>
        <draw:frame draw:style-name="gr5" draw:text-style-name="P4" draw:layer="layout" svg:width="0.756cm" svg:height="0.73cm" svg:x="8.8cm" svg:y="24.3cm">
          <draw:text-box>
            <text:p text:style-name="P1"><text:span text:style-name="T3">M</text:span></text:p>
          </draw:text-box>
        </draw:frame>
        <draw:frame draw:style-name="gr5" draw:text-style-name="P4" draw:layer="layout" svg:width="0.756cm" svg:height="0.73cm" svg:x="11.5cm" svg:y="24.3cm">
          <draw:text-box>
            <text:p text:style-name="P1"><text:span text:style-name="T3">1</text:span></text:p>
          </draw:text-box>
        </draw:frame>
        <draw:frame draw:style-name="gr5" draw:text-style-name="P4" draw:layer="layout" svg:width="0.756cm" svg:height="0.73cm" svg:x="15.5cm" svg:y="19.3cm">
          <draw:text-box>
            <text:p text:style-name="P1"><text:span text:style-name="T3">1</text:span></text:p>
          </draw:text-box>
        </draw:frame>
        <draw:frame draw:style-name="gr5" draw:text-style-name="P4" draw:layer="layout" svg:width="0.756cm" svg:height="0.73cm" svg:x="15.5cm" svg:y="22cm">
          <draw:text-box>
            <text:p text:style-name="P1"><text:span text:style-name="T3">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5T17:01:51.365830201</meta:creation-date>
    <dc:date>2018-03-05T20:16:33.906949800</dc:date>
    <meta:editing-duration>PT23M18S</meta:editing-duration>
    <meta:editing-cycles>5</meta:editing-cycles>
    <meta:generator>LibreOffice/5.1.6.2$Linux_X86_64 LibreOffice_project/10m0$Build-2</meta:generator>
    <meta:document-statistic meta:object-count="41"/>
  </office:meta>
</office:document-meta>
</file>